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list-style-name="L1"/>
    <style:style style:name="P2" style:family="paragraph" style:parent-style-name="Table_20_Contents">
      <style:paragraph-properties fo:margin-top="0in" fo:margin-bottom="0.1965in"/>
    </style:style>
    <style:style style:name="P3" style:family="paragraph" style:parent-style-name="Table_20_Contents">
      <style:paragraph-properties fo:margin-top="0in" fo:margin-bottom="0.1965in"/>
      <style:text-properties fo:font-weight="bold" fo:background-color="#ffc569"/>
    </style:style>
    <style:style style:name="T1" style:family="text">
      <style:text-properties style:language-complex="sa" style:country-complex="IN"/>
    </style:style>
    <style:style style:name="T2" style:family="text">
      <style:text-properties style:text-line-through-style="none" style:text-underline-style="none" style:text-blinking="false"/>
    </style:style>
    <style:style style:name="T3" style:family="text">
      <style:text-properties fo:font-style="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fo:background-color="#ffc569"/>
    </style:style>
    <style:style style:name="T7" style:family="text">
      <style:text-properties fo:font-size="10pt"/>
    </style:style>
    <style:style style:name="T8" style:family="text">
      <style:text-properties fo:background-color="#ffc569"/>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pan text:style-name="T5">Patala</text:span> (<text:a xlink:type="simple" xlink:href="http://en.wikipedia.org/wiki/Sanskrit_language">Sanskrit</text:a>: <text:span text:style-name="T1">पाताल</text:span>, <text:span text:style-name="T2">Pātāla</text:span>) denotes the seven lower regions of the universe - which are located under the earth.<text:bookmark text:name="cite_ref-1"/><text:a xlink:type="simple" xlink:href="http://en.wikipedia.org/wiki/Patala#cite_note-1">[1]</text:a><text:bookmark text:name="cite_ref-wilson_2-0"/><text:a xlink:type="simple" xlink:href="http://en.wikipedia.org/wiki/Patala#cite_note-wilson-2">[2]</text:a><text:bookmark text:name="cite_ref-Mani_3-0"/><text:a xlink:type="simple" xlink:href="http://en.wikipedia.org/wiki/Patala#cite_note-Mani-3">[3]</text:a> Patala is often translated as <text:a xlink:type="simple" xlink:href="http://en.wikipedia.org/wiki/Underworld">underworld</text:a> or netherworld. Patala is composed of seven regions or <text:a xlink:type="simple" xlink:href="http://en.wikipedia.org/wiki/Loka"><text:span text:style-name="T3">loka</text:span></text:a>s,<text:bookmark text:name="cite_ref-dimmitt_4-0"/><text:a xlink:type="simple" xlink:href="http://en.wikipedia.org/wiki/Patala#cite_note-dimmitt-4">[4]</text:a><text:bookmark text:name="cite_ref-dimmitt1_5-0"/><text:a xlink:type="simple" xlink:href="http://en.wikipedia.org/wiki/Patala#cite_note-dimmitt1-5">[5]</text:a><text:bookmark text:name="cite_ref-bhagavata_6-0"/><text:a xlink:type="simple" xlink:href="http://en.wikipedia.org/wiki/Patala#cite_note-bhagavata-6">[6]</text:a> the seventh and lowest of them is also called Patala or <text:span text:style-name="T4">Naga-loka</text:span>, the region of the Nagas. The <text:a xlink:type="simple" xlink:href="http://en.wikipedia.org/wiki/Danava_%28Hinduism%29">Danavas</text:a> (demon sons of <text:a xlink:type="simple" xlink:href="http://en.wikipedia.org/wiki/Danu">Danu</text:a>), <text:a xlink:type="simple" xlink:href="http://en.wikipedia.org/wiki/Daitya">Daityas</text:a> (demon sons of <text:a xlink:type="simple" xlink:href="http://en.wikipedia.org/wiki/Diti">Diti</text:a>), <text:a xlink:type="simple" xlink:href="http://en.wikipedia.org/wiki/Yaksha">Yakshas</text:a> and the snake-people <text:a xlink:type="simple" xlink:href="http://en.wikipedia.org/wiki/Nāga">Nagas</text:a> live in the realms of Patala.<text:bookmark text:name="cite_ref-wilson_2-1"/><text:a xlink:type="simple" xlink:href="http://en.wikipedia.org/wiki/Patala#cite_note-wilson-2">[2]</text:a> According to Hindu cosmology, the universe is divided into the three worlds: <text:a xlink:type="simple" xlink:href="http://en.wikipedia.org/wiki/Svarga">Svarga</text:a> (Heaven: seven upper regions), <text:a xlink:type="simple" xlink:href="http://en.wikipedia.org/wiki/Prithvi">Prithvi</text:a> (earth) and Patala - the underworld and netherworld.<text:bookmark text:name="cite_ref-swami_7-0"/><text:a xlink:type="simple" xlink:href="http://en.wikipedia.org/wiki/Patala#cite_note-swami-7">[7</text:a><text:a xlink:type="simple" xlink:href="http://en.wikipedia.org/wiki/Patala#cite_note-swami-7">]</text:a></text:p>
      <text:p text:style-name="Standard"/>
      <text:p text:style-name="Text_20_body"><text:a xlink:type="simple" xlink:href="http://en.wikipedia.org/wiki/Vishnu_Purana"><text:span text:style-name="T3">Vishnu Purana</text:span></text:a> tells of a visit by the divine wandering sage <text:a xlink:type="simple" xlink:href="http://en.wikipedia.org/wiki/Narada">Narada</text:a> to Patala. Narada describes Patala as more beautiful than Svarga (heaven). Patala is described as filled with splendid jewels, beautiful groves and lakes and lovely demon maidens. Sweet fragrance is in the air and is fused with sweet music. The soil here is white, black, purple, sandy, yellow, stony and also of gold.<text:bookmark text:name="cite_ref-wilson_2-2"/><text:a xlink:type="simple" xlink:href="http://en.wikipedia.org/wiki/Patala#cite_note-wilson-2">[2]</text:a><text:bookmark text:name="cite_ref-dimmitt1_5-1"/><text:a xlink:type="simple" xlink:href="http://en.wikipedia.org/wiki/Patala#cite_note-dimmitt1-5">[5]</text:a></text:p>
      <text:p text:style-name="Text_20_body">The <text:a xlink:type="simple" xlink:href="http://en.wikipedia.org/wiki/Bhagavata_Purana"><text:span text:style-name="T3">Bhagavata Purana</text:span></text:a> calls the seven lower regions <text:span text:style-name="T3">bila-svarga</text:span>s ("subterranean heavens") and they are regarded as planets or planetary systems below the earth. These regions are described as being more opulent than the upper regions of the universe, which include heaven. The life here is of pleasure, wealth and luxury, with no distress. The demon architect <text:a xlink:type="simple" xlink:href="http://en.wikipedia.org/wiki/Mayasura">Maya</text:a> has constructed palaces, temples, houses, yards and hotels for foreigners, with jewels. The natural beauty of Patala is said to surpass that of the upper realms. There is no sunlight in the lower realms, but the darkness is dissipated by the shining of the jewels that the residents of Patala wear. There is no old age, no sweat, no disease in Patala.<text:bookmark text:name="cite_ref-bhagavata_6-1"/><text:a xlink:type="simple" xlink:href="http://en.wikipedia.org/wiki/Patala#cite_note-bhagavata-6">[6]</text:a></text:p>
      <text:p text:style-name="Text_20_body"/>
      <text:p text:style-name="Standard">According to the <text:span text:style-name="T3">Vishnu Purana</text:span>,<text:bookmark text:name="cite_ref-wilson_2-3"/><text:a xlink:type="simple" xlink:href="http://en.wikipedia.org/wiki/Patala#cite_note-wilson-2">[2]</text:a> <text:span text:style-name="T5">seventy</text:span> thousand <text:a xlink:type="simple" xlink:href="http://en.wikipedia.org/wiki/Yojana"><text:span text:style-name="T3">Yojana</text:span></text:a>s (a unit of measurement) below the Earth's surface lie the <text:span text:style-name="T5">seven</text:span> realms of Patala, which are located one above the other. Each of them extends <text:span text:style-name="T5">ten</text:span> thousand <text:span text:style-name="T3">Yojana</text:span>s.</text:p>
      <text:p text:style-name="Standard"/>
      <text:p text:style-name="Text_20_body"><text:span text:style-name="T4">Atala</text:span> is ruled by Bala - a son of Maya - who possesses mystical powers. By one yawn, Bala created three types of women - <text:span text:style-name="T3">svairiṇī</text:span>s ("self-willed"), who like to marry men from their own group; <text:span text:style-name="T3">kāmiṇī</text:span>s ("lustful"), who marry men from any group, and the <text:span text:style-name="T3">puḿścalī</text:span>s ("whorish"), who keep changing their partners. When a man enters Atala, these women enchant him and serve him an intoxicating <text:a xlink:type="simple" xlink:href="http://en.wikipedia.org/wiki/Cannabis">cannabis</text:a> drink that induces sexual energy in the man. Then, these women enjoy sexual play with the traveller, who feels to be stronger than ten thousand elephants and forgets impending death.<text:bookmark text:name="cite_ref-Mani_3-3"/><text:a xlink:type="simple" xlink:href="http://en.wikipedia.org/wiki/Patala#cite_note-Mani-3">[3]</text:a><text:bookmark text:name="cite_ref-dimmitt_4-4"/><text:a xlink:type="simple" xlink:href="http://en.wikipedia.org/wiki/Patala#cite_note-dimmitt-4">[4]</text:a><text:bookmark text:name="cite_ref-bhagavata_6-4"/><text:a xlink:type="simple" xlink:href="http://en.wikipedia.org/wiki/Patala#cite_note-bhagavata-6">[6]</text:a></text:p>
      <text:p text:style-name="Text_20_body"><text:span text:style-name="T4">Vitala</text:span> is ruled by the god Hara-Bhava - a form of <text:a xlink:type="simple" xlink:href="http://en.wikipedia.org/wiki/Shiva">Shiva</text:a>, who dwells with attendant <text:a xlink:type="simple" xlink:href="http://en.wikipedia.org/wiki/Gana">ganas</text:a> including ghosts and goblins as the master of gold mines. Here he enjoys sexual union with his consort <text:a xlink:type="simple" xlink:href="http://en.wikipedia.org/wiki/Bhavani">Bhavani</text:a> and their sexual fluids flow as river Hataki here. When fire - fanned by wind - drinks from this river, it spits the water out as a type of gold called Hataka. The residents of this realm are adorned with gold from this region.<text:bookmark text:name="cite_ref-Mani_3-4"/><text:a xlink:type="simple" xlink:href="http://en.wikipedia.org/wiki/Patala#cite_note-Mani-3">[3]</text:a><text:bookmark text:name="cite_ref-dimmitt_4-5"/><text:a xlink:type="simple" xlink:href="http://en.wikipedia.org/wiki/Patala#cite_note-dimmitt-4">[4]</text:a><text:bookmark text:name="cite_ref-bhagavata_6-5"/><text:a xlink:type="simple" xlink:href="http://en.wikipedia.org/wiki/Patala#cite_note-bhagavata-6">[6]</text:a></text:p>
      <text:p text:style-name="Text_20_body"><text:span text:style-name="T4">Sutala</text:span> is the kingdom of the pious demon king Bali. The dwarf <text:a xlink:type="simple" xlink:href="http://en.wikipedia.org/wiki/Avatar">Avatar</text:a> of Vishnu, <text:a xlink:type="simple" xlink:href="http://en.wikipedia.org/wiki/Vamana">Vamana</text:a> tricked Bali - who had conquered the three worlds - by begging for three paces of land and acquired the three worlds in his three paces. Vamana pushed Bali to Sutala, but when Bali surrendered to Vishnu and gave away all his belongings to him, Vishnu in return made Bali, richer than <text:a xlink:type="simple" xlink:href="http://en.wikipedia.org/wiki/Indra">Indra</text:a>, the god-king of heaven. Bali still prays to Vishnu in this realm.<text:bookmark text:name="cite_ref-Mani_3-5"/><text:a xlink:type="simple" xlink:href="http://en.wikipedia.org/wiki/Patala#cite_note-Mani-3">[3]</text:a><text:bookmark text:name="cite_ref-dimmitt_4-6"/><text:a xlink:type="simple" xlink:href="http://en.wikipedia.org/wiki/Patala#cite_note-dimmitt-4">[4]</text:a><text:bookmark text:name="cite_ref-bhagavata_6-6"/><text:a xlink:type="simple" xlink:href="http://en.wikipedia.org/wiki/Patala#cite_note-bhagavata-6">[6]</text:a></text:p>
      <text:p text:style-name="Text_20_body"><text:span text:style-name="T4">Talātala</text:span> is the realm of the demon-architect Maya, who is well-versed in sorcery. Shiva, as <text:a xlink:type="simple" xlink:href="http://en.wikipedia.org/wiki/Tripurantaka">Tripurantaka</text:a>, destroyed the three cities of Maya but was later pleased with Maya and gave him this realm and promised to protect him.<text:bookmark text:name="cite_ref-Mani_3-6"/><text:a xlink:type="simple" xlink:href="http://en.wikipedia.org/wiki/Patala#cite_note-Mani-3">[3]</text:a><text:bookmark text:name="cite_ref-dimmitt_4-7"/><text:a xlink:type="simple" xlink:href="http://en.wikipedia.org/wiki/Patala#cite_note-dimmitt-4">[4]</text:a><text:bookmark text:name="cite_ref-bhagavata_6-7"/><text:a xlink:type="simple" xlink:href="http://en.wikipedia.org/wiki/Patala#cite_note-bhagavata-6">[6]</text:a></text:p>
      <text:p text:style-name="Text_20_body"><text:soft-page-break/><text:span text:style-name="T4">Mahātala</text:span> is the abode of many-hooded Nagas (serpents) - the sons of <text:a xlink:type="simple" xlink:href="http://en.wikipedia.org/wiki/Kadru">Kadru</text:a>, headed by the <text:span text:style-name="T3">Krodhavasha</text:span> (Irascible) band of Kuhaka, Taksshaka, Kaliya and Sushena. They live here with their families in peace but always fear <text:a xlink:type="simple" xlink:href="http://en.wikipedia.org/wiki/Garuda">Garuda</text:a>, the eagle-man.<text:bookmark text:name="cite_ref-Mani_3-7"/><text:a xlink:type="simple" xlink:href="http://en.wikipedia.org/wiki/Patala#cite_note-Mani-3">[3]</text:a><text:bookmark text:name="cite_ref-dimmitt_4-8"/><text:a xlink:type="simple" xlink:href="http://en.wikipedia.org/wiki/Patala#cite_note-dimmitt-4">[4]</text:a><text:bookmark text:name="cite_ref-bhagavata_6-8"/><text:a xlink:type="simple" xlink:href="http://en.wikipedia.org/wiki/Patala#cite_note-bhagavata-6">[6]</text:a></text:p>
      <text:p text:style-name="Text_20_body"><text:span text:style-name="T4">Rasātala</text:span> is the home of the demons - Danavas and Daityas, who are mighty but cruel. They are the eternal foes of <text:a xlink:type="simple" xlink:href="http://en.wikipedia.org/wiki/Deva_%28Hinduism%29">Devas</text:a> (the gods). They live in holes like serpents.<text:bookmark text:name="cite_ref-Mani_3-8"/><text:a xlink:type="simple" xlink:href="http://en.wikipedia.org/wiki/Patala#cite_note-Mani-3">[3]</text:a><text:bookmark text:name="cite_ref-dimmitt_4-9"/><text:a xlink:type="simple" xlink:href="http://en.wikipedia.org/wiki/Patala#cite_note-dimmitt-4">[4]</text:a><text:bookmark text:name="cite_ref-bhagavata_6-9"/><text:a xlink:type="simple" xlink:href="http://en.wikipedia.org/wiki/Patala#cite_note-bhagavata-6">[6]</text:a></text:p>
      <text:p text:style-name="Text_20_body">The lowest realm is called <text:span text:style-name="T4">Patala or Nagaloka</text:span>, the region of the Nagas, ruled by Vasuki. Here live several Nagas with many hoods. Each of their hood is decorated by a jewel, the light of which illuminates this realm.<text:bookmark text:name="cite_ref-Mani_3-9"/><text:a xlink:type="simple" xlink:href="http://en.wikipedia.org/wiki/Patala#cite_note-Mani-3">[3]</text:a><text:bookmark text:name="cite_ref-dimmitt_4-10"/><text:a xlink:type="simple" xlink:href="http://en.wikipedia.org/wiki/Patala#cite_note-dimmitt-4">[4]</text:a><text:bookmark text:name="cite_ref-bhagavata_6-10"/><text:a xlink:type="simple" xlink:href="http://en.wikipedia.org/wiki/Patala#cite_note-bhagavata-6">[6]</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08T18:21:00</meta:creation-date>
    <meta:document-statistic meta:table-count="0" meta:image-count="0" meta:object-count="0" meta:page-count="2" meta:paragraph-count="11" meta:word-count="727" meta:character-count="4331"/>
    <dc:date>2013-04-08T18:35:48</dc:date>
    <meta:editing-duration>PT14M48S</meta:editing-duration>
    <meta:editing-cycles>1</meta:editing-cycles>
    <meta:generator>LibreOffice/3.3$Unix LibreOffice_project/330m18$Build-4</meta:generator>
  </office:meta>
</office:document-meta>
</file>